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No_20_Spacing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No_20_Spacing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size-complex="14pt"/>
    </style:style>
    <style:style style:name="P8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line-height="100%" fo:text-align="justify" style:justify-single-word="false">
        <style:tab-stops>
          <style:tab-stop style:position="0.6252in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top="0.011in" fo:margin-bottom="0in" style:contextual-spacing="false" fo:line-height="101%" fo:text-align="justify" style:justify-single-wor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.011in" fo:margin-bottom="0in" style:contextual-spacing="false" fo:line-height="101%" fo:text-align="justify" style:justify-single-word="false"/>
    </style:style>
    <style:style style:name="P16" style:family="paragraph" style:parent-style-name="Standard" style:list-style-name="WW8Num1">
      <style:paragraph-properties fo:margin-left="0.6264in" fo:margin-right="0in" fo:margin-top="0.011in" fo:margin-bottom="0in" style:contextual-spacing="false" fo:line-height="101%" fo:text-align="justify" style:justify-single-word="false" fo:text-indent="-0.2362in" style:auto-text-indent="false">
        <style:tab-stops/>
      </style:paragraph-properties>
    </style:style>
    <style:style style:name="P17" style:family="paragraph" style:parent-style-name="Standard" style:list-style-name="WW8Num1">
      <style:paragraph-properties fo:margin-left="0.6264in" fo:margin-right="0.0311in" fo:margin-top="0.011in" fo:margin-bottom="0in" style:contextual-spacing="false" fo:line-height="101%" fo:text-align="justify" style:justify-single-word="false" fo:text-indent="-0.2362in" style:auto-text-indent="false">
        <style:tab-stops/>
      </style:paragraph-properties>
    </style:style>
    <style:style style:name="P18" style:family="paragraph" style:parent-style-name="Standard" style:list-style-name="WW8Num1">
      <style:paragraph-properties fo:margin-left="0.6264in" fo:margin-right="0.0307in" fo:margin-top="0.011in" fo:margin-bottom="0in" style:contextual-spacing="false" fo:line-height="101%" fo:text-align="justify" style:justify-single-word="false" fo:text-indent="-0.2366in" style:auto-text-indent="false">
        <style:tab-stops/>
      </style:paragraph-properties>
    </style:style>
    <style:style style:name="P19" style:family="paragraph" style:parent-style-name="Standard" style:list-style-name="WW8Num1">
      <style:paragraph-properties fo:margin-left="0.6264in" fo:margin-right="0in" fo:margin-top="0.011in" fo:margin-bottom="0in" style:contextual-spacing="false" fo:line-height="101%" fo:text-align="justify" style:justify-single-word="false" fo:text-indent="-0.2366in" style:auto-text-indent="false">
        <style:tab-stops/>
      </style:paragraph-properties>
    </style:style>
    <style:style style:name="P20" style:family="paragraph" style:parent-style-name="Standard" style:list-style-name="WW8Num1">
      <style:paragraph-properties fo:margin-left="0.6264in" fo:margin-right="0.0311in" fo:margin-top="0.011in" fo:margin-bottom="0in" style:contextual-spacing="false" fo:line-height="101%" fo:text-align="justify" style:justify-single-word="false" fo:text-indent="-0.2366in" style:auto-text-indent="false">
        <style:tab-stops/>
      </style:paragraph-properties>
    </style:style>
    <style:style style:name="P21" style:family="paragraph" style:parent-style-name="Standard" style:list-style-name="WW8Num1">
      <style:paragraph-properties fo:margin-left="0.5909in" fo:margin-right="0.0307in" fo:margin-top="0.011in" fo:margin-bottom="0in" style:contextual-spacing="false" fo:line-height="101%" fo:text-align="justify" style:justify-single-word="false" fo:text-indent="-0.1972in" style:auto-text-indent="false">
        <style:tab-stops/>
      </style:paragraph-properties>
    </style:style>
    <style:style style:name="P22" style:family="paragraph" style:parent-style-name="Standard" style:list-style-name="WW8Num1">
      <style:paragraph-properties fo:margin-left="0.6264in" fo:margin-right="0.0307in" fo:margin-top="0.011in" fo:margin-bottom="0in" style:contextual-spacing="false" fo:line-height="101%" fo:text-align="justify" style:justify-single-word="false" fo:text-indent="-0.2366in" style:auto-text-indent="false"/>
    </style:style>
    <style:style style:name="P23" style:family="paragraph" style:parent-style-name="Standard" style:list-style-name="WW8Num1">
      <style:paragraph-properties fo:margin-left="0.6264in" fo:margin-right="0.0307in" fo:margin-top="0.011in" fo:margin-bottom="0in" style:contextual-spacing="false" fo:line-height="101%" fo:text-align="justify" style:justify-single-word="false" fo:text-indent="-0.2366in" style:auto-text-indent="false">
        <style:tab-stops>
          <style:tab-stop style:position="0.5909in"/>
        </style:tab-stops>
      </style:paragraph-properties>
    </style:style>
    <style:style style:name="P24" style:family="paragraph" style:parent-style-name="Standard">
      <style:paragraph-properties fo:margin-left="0.6264in" fo:margin-right="0.0307in" fo:margin-top="0.011in" fo:margin-bottom="0in" style:contextual-spacing="false" fo:line-height="101%" fo:text-align="justify" style:justify-single-word="false" fo:text-indent="-0.2366in" style:auto-text-indent="false">
        <style:tab-stops>
          <style:tab-stop style:position="0.5909in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.3898in" fo:margin-right="0.0307in" fo:margin-top="0.011in" fo:margin-bottom="0in" style:contextual-spacing="false" fo:line-height="101%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9" style:family="text">
      <style:text-properties fo:language="en" fo:country="US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fo:font-weight="bold" fo:background-color="#ffff00" loext:char-shading-value="0" style:font-size-asian="10pt" style:font-weight-asian="bold" style:font-size-complex="10pt"/>
    </style:style>
    <style:style style:name="T12" style:family="text">
      <style:text-properties fo:font-size="10pt" fo:font-weight="bold" fo:background-color="#ffff00" loext:char-shading-value="0" style:font-size-asian="10pt" style:font-weight-asian="bold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en" fo:country="US" fo:font-weight="bold" style:font-size-asian="10pt" style:font-weight-asian="bold" style:font-size-complex="10pt"/>
    </style:style>
    <style:style style:name="T15" style:family="text">
      <style:text-properties fo:font-size="10pt" fo:background-color="#ffff00" loext:char-shading-value="0" style:font-size-asian="10pt" style:font-size-complex="10pt"/>
    </style:style>
    <style:style style:name="T16" style:family="text">
      <style:text-properties fo:font-size="10pt" fo:background-color="#ffff00" loext:char-shading-value="0" style:font-size-asian="10pt" style:font-size-complex="10pt"/>
    </style:style>
    <style:style style:name="T17" style:family="text">
      <style:text-properties style:font-name="Times" fo:font-size="10pt" fo:letter-spacing="0.0016in" fo:font-weight="bold" style:font-size-asian="10pt" style:font-weight-asian="bold" style:font-name-complex="Times" style:font-size-complex="10pt"/>
    </style:style>
    <style:style style:name="T18" style:family="text">
      <style:text-properties style:font-name="Times" fo:font-size="10pt" fo:letter-spacing="0.0016in" style:font-size-asian="10pt" style:font-name-complex="Time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Лабораторная работа №4</text:span></text:p>
      <text:p text:style-name="P7"/>
      <text:p text:style-name="P8">Создание многопоточного приложения</text:p>
      <text:p text:style-name="P1"/>
      <text:p text:style-name="P3"/>
      <text:p text:style-name="P5"><text:span text:style-name="T6">Создать многопоточное приложение. </text:span></text:p>
      <text:p text:style-name="P2">1 часть</text:p>
      <text:p text:style-name="P5"><text:span text:style-name="T6">Использовать </text:span><text:span text:style-name="T8">synchronized</text:span><text:span text:style-name="T6">, </text:span><text:span text:style-name="T8">wait</text:span><text:span text:style-name="T6">/</text:span><text:span text:style-name="T8">notify</text:span></text:p>
      <text:p text:style-name="P2">2 часть</text:p>
      <text:p text:style-name="P4">Использовать примитивы синхронизации и (или) многопоточные коллекции.</text:p>
      <text:p text:style-name="P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Срок выдачи задания:</text:p>
          </table:table-cell>
          <table:table-cell table:style-name="Table1.A1" office:value-type="string">
            <text:p text:style-name="P10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14"><text:span text:style-name="T5">12 </text:span><text:span text:style-name="T3">группа</text:span></text:p>
          </table:table-cell>
          <table:table-cell table:style-name="Table1.A1" office:value-type="string">
            <text:p text:style-name="P14"><text:span text:style-name="T5">24</text:span><text:span text:style-name="T3">.10.</text:span><text:span text:style-name="T5">22 <text:s text:c="2"/></text:span></text:p>
          </table:table-cell>
          <table:table-cell table:style-name="Table1.A1" office:value-type="string">
            <text:p text:style-name="P14"><text:span text:style-name="T5">1 </text:span><text:span text:style-name="T3">часть</text:span></text:p>
            <text:p text:style-name="P14"><text:span text:style-name="T5">3</text:span><text:span text:style-name="T3">1.</text:span><text:span text:style-name="T5">10</text:span><text:span text:style-name="T3">. </text:span><text:span text:style-name="T5">22</text:span></text:p>
            <text:p text:style-name="P10">2 часть</text:p>
            <text:p text:style-name="P14"><text:span text:style-name="T5">0</text:span><text:span text:style-name="T3">8.</text:span><text:span text:style-name="T5">1</text:span><text:span text:style-name="T3">1. </text:span><text:span text:style-name="T5">22</text:span></text:p>
          </table:table-cell>
        </table:table-row>
        <table:table-row table:style-name="Table1.1">
          <table:table-cell table:style-name="Table1.A1" office:value-type="string">
            <text:p text:style-name="P10">13 группа</text:p>
          </table:table-cell>
          <table:table-cell table:style-name="Table1.A1" office:value-type="string">
            <text:p text:style-name="P14"><text:span text:style-name="T5">24</text:span><text:span text:style-name="T3">.10.</text:span><text:span text:style-name="T5">22 <text:s/></text:span></text:p>
          </table:table-cell>
          <table:table-cell table:style-name="Table1.A1" office:value-type="string">
            <text:p text:style-name="P14"><text:span text:style-name="T5">1 </text:span><text:span text:style-name="T3">часть</text:span></text:p>
            <text:p text:style-name="P14"><text:span text:style-name="T5">3</text:span><text:span text:style-name="T3">1.</text:span><text:span text:style-name="T5">10</text:span><text:span text:style-name="T3">. </text:span><text:span text:style-name="T5">22</text:span></text:p>
            <text:p text:style-name="P10">2 часть</text:p>
            <text:p text:style-name="P14"><text:span text:style-name="T5">0</text:span><text:span text:style-name="T3">8.</text:span><text:span text:style-name="T5">1</text:span><text:span text:style-name="T3">1. </text:span><text:span text:style-name="T5">22</text:span></text:p>
          </table:table-cell>
        </table:table-row>
      </table:table>
      <text:p text:style-name="P10"/>
      <text:p text:style-name="P11"/>
      <text:p text:style-name="P10">Дата сдачи</text:p>
      <text:p text:style-name="P15"><text:span text:style-name="T3">До указанной даты – коэффициент 1, до 12.11 – коэффициент 0,6, позже – коэффициент 0,4.</text:span></text:p>
      <text:p text:style-name="P12"/>
      <text:p text:style-name="P12"/>
      <text:list xml:id="list1956301946" text:style-name="WW8Num1">
        <text:list-item>
          <text:p text:style-name="P16"><text:span text:style-name="T10">Банк</text:span><text:span text:style-name="T13">. Имеется банк с кассирами, клиентами и их счетами. Клиент может снимать/пополнять/переводить/оплачивать/обменивать денежные средства. Кассир последовательно обслуживает клиентов. <text:s/>Поток-наблюдатель следит, чтобы в кассах всегда были наличные, при скоплении денег более определенной суммы, часть их переводится в хранилище, при истощении запасов наличных происходит пополнение из хранилища.</text:span></text:p>
        </text:list-item>
        <text:list-item>
          <text:p text:style-name="P16"><text:span text:style-name="T10">Библиотека</text:span><text:span text:style-name="T13">. Доступны для чтения несколько книг. Одинаковых книг в библиотеке нет. Некоторые выдаются на руки, некоторые только в читальный зал. Читатель может брать на руки и в читальный зал несколько книг..</text:span></text:p>
        </text:list-item>
        <text:list-item>
          <text:p text:style-name="P16"><text:span text:style-name="T10">Автостоянка</text:span><text:span text:style-name="T13">. Доступно несколько машиномест. На одном месте может находиться только один автомобиль. Если все места заняты, то автомобиль не станет ждать больше определенного времени и уедет.</text:span></text:p>
        </text:list-item>
        <text:list-item>
          <text:p text:style-name="P17"><text:span text:style-name="T14">CallCenter</text:span><text:span text:style-name="T13">. В организации работает несколько операторов. Оператор может обслуживать только одного клиента, остальные должны ждать в очереди. Клиент, стоящий в очереди, может положить трубку и перезвонить еще раз через некоторое время.</text:span></text:p>
        </text:list-item>
        <text:list-item>
          <text:p text:style-name="P16"><text:span text:style-name="T17">Автобусные остановки</text:span><text:span text:style-name="T18">. На маршруте несколько остановок. На одной остановке может останавливаться несколько автобусов одновременно, но не более заданного числа.</text:span> <text:span text:style-name="T18">Пассажиры могут сесть в автобус или остаться на остановке.</text:span></text:p>
        </text:list-item>
        <text:list-item>
          <text:p text:style-name="P16"><text:span text:style-name="T10">Свободная касса</text:span><text:span text:style-name="T13">. В ресторане быстрого обслуживания есть несколько касс. Посетитель, стоящий в очереди, может принять решение о переходе в другую очередь.</text:span></text:p>
        </text:list-item>
        <text:list-item>
          <text:p text:style-name="P18"><text:span text:style-name="T10">Тоннель</text:span><text:span text:style-name="T13">. В горах существует два тоннеля, в которых поезда могут двигаться в обоих направлениях. По обоим концам тоннеля собралось много поездов. Обеспечить безопасное прохождение тоннелей.</text:span></text:p>
        </text:list-item>
        <text:list-item>
          <text:p text:style-name="P18"><text:span text:style-name="T10">Железнодорожная платформа</text:span><text:span text:style-name="T13">. <text:s/>На <text:s/>железнодорожной <text:s/>платформе <text:s/>(справа <text:s/>и <text:s/>слева) могут <text:s/>одновременно <text:s/>остановиться <text:s/>два <text:s/>поезда, <text:s/>следующих <text:s/>разными <text:s/>маршрутами. Время <text:s/>стоянки <text:s/>каждого <text:s/>поезда <text:s/>индивидуально. <text:s/>Если <text:s/>платформа <text:s/>занята, <text:s/>то подошедший <text:s/>поезд <text:s/>ждет <text:s/>своей <text:s/>очереди. <text:s/>Пассажир <text:s/>поезда <text:s/>может <text:s/>сойти <text:s/>на <text:s/>этой платформе и пересесть на другой поезд, если время стоянки этого поезда позволяет ему это сделать. </text:span></text:p>
        </text:list-item>
        <text:list-item>
          <text:p text:style-name="P18"><text:soft-page-break/><text:span text:style-name="T10">Аэропорт</text:span><text:span text:style-name="T13">. <text:s/>В <text:s/>аэропорт <text:s/>прилетают <text:s/>самолеты, <text:s/>посадка <text:s/>и <text:s/>высадка <text:s/>пассажиров осуществляется через конечное число терминалов. Пассажир может сойти с самолета и <text:s/>покинуть <text:s/>аэропорт, <text:s/>пересесть <text:s/>в <text:s/>другой <text:s/>самолет <text:s/>или <text:s/>остаться <text:s/>в зале <text:s/>ожидания <text:s/>до нужного самолета. <text:s/>Если <text:s/>дата <text:s/>действия <text:s/>билета <text:s/>истекла, <text:s/>пассажир <text:s/>покидает аэропорт.</text:span></text:p>
        </text:list-item>
        <text:list-item>
          <text:p text:style-name="P18"><text:span text:style-name="T10">Грузовой терминал. </text:span><text:span text:style-name="T13">Грузовики</text:span><text:span text:style-name="T10"> </text:span><text:span text:style-name="T13">загружаются/разгружаются на грузовом терминале, работает несколько разгрузочных боксов. Грузовик может загружаться, разгружаться или выполнять оба действия. Содержимое перегружается на склад терминала или на другой грузовик. Вес груза <text:s/>не может превышать грузоподъемность <text:s/>грузовика.</text:span></text:p>
        </text:list-item>
        <text:list-item>
          <text:p text:style-name="P18"><text:span text:style-name="T10">Заправочная станция. </text:span><text:span text:style-name="T13">Автомобили подъезжают к заправке. Работает несколько заправочных колонок, на которых доступно несколько видов топлива.</text:span></text:p>
        </text:list-item>
        <text:list-item>
          <text:p text:style-name="P18"><text:span text:style-name="T10">Поликлиника. </text:span><text:span text:style-name="T13">Больные приходят в поликлинику, работает несколько врачей – узких специалистов, которые могут принять ограниченное число пациентов. Пациенты должны ожидать в очереди. Врач может принять пациента без очереди.</text:span></text:p>
        </text:list-item>
        <text:list-item>
          <text:p text:style-name="P18"><text:span text:style-name="T10">Склад. </text:span><text:span text:style-name="T13">Со склада отпускается товар. Работает несколько окон, в каждом отпускается определенный товар, количество которого ограничено. </text:span></text:p>
        </text:list-item>
        <text:list-item>
          <text:p text:style-name="P19"><text:span text:style-name="T16">.</text:span><text:span text:style-name="T12">Биржа</text:span><text:span text:style-name="T16">. </text:span><text:span text:style-name="T13">На торгах брокеры предлагают акции нескольких фирм. На бирже совершаются действия по купле-продаже акций. В зависимости от количества проданных-купленных акций их цена изменяется. Брокеры предлагают к продаже некоторую часть акций. От актвности и роста-падения котировок акций изменяется индекс биржи. Биржа может приостановить торги при резком падении индекса.</text:span></text:p>
        </text:list-item>
        <text:list-item>
          <text:p text:style-name="P19"><text:span text:style-name="T10">Библиотека</text:span><text:span text:style-name="T13">. Доступны для чтения несколько книг. Одинаковых книг в библиотеке нет. Некоторые выдаются на руки, некоторые только в читальный зал. Читатель может брать на руки и в читальный зал несколько книг.</text:span></text:p>
        </text:list-item>
        <text:list-item>
          <text:p text:style-name="P19"><text:span text:style-name="T10">Автостоянка</text:span><text:span text:style-name="T13">. Доступно несколько машиномест. На одном месте может находиться только один автомобиль. Если все места заняты, то автомобиль не станет ждать больше определенного времени и уедет на другую стоянку. </text:span></text:p>
        </text:list-item>
        <text:list-item>
          <text:p text:style-name="P20"><text:span text:style-name="T14">CallCenter</text:span><text:span text:style-name="T13">. В организации работает несколько операторов. Оператор может обслуживать только одного клиента, остальные должны ждать в очереди. Клиент, стоящий <text:s/>в очереди, <text:s/>может положить трубку и перезвонить еще раз через некоторое время.</text:span></text:p>
        </text:list-item>
        <text:list-item>
          <text:p text:style-name="P19"><text:span text:style-name="T17">Автобусные остановки</text:span><text:span text:style-name="T18">. На маршруте несколько остановок. На одной остановке может останавливаться несколько автобусов одновременно, но не более заданного числа.</text:span> <text:span text:style-name="T18">Пассажиры могут сесть в автобус или остаться на остановке.</text:span></text:p>
        </text:list-item>
        <text:list-item>
          <text:p text:style-name="P19"><text:span text:style-name="T10">Свободная касса</text:span><text:span text:style-name="T13">. В ресторане быстрого обслуживания есть несколько касс. Посетитель, стоящий в очереди, может принять решение о переходе в другую очередь.</text:span></text:p>
        </text:list-item>
        <text:list-item>
          <text:p text:style-name="P22"><text:span text:style-name="T10">Поликлиника. </text:span><text:span text:style-name="T13">Больные приходят в поликлинику, работает несколько врачей – узких специалистов, которые могут принять ограниченное число пациентов. Пациенты должны ожидать в очереди. Врач может принять пациента без очереди.</text:span></text:p>
        </text:list-item>
        <text:list-item>
          <text:p text:style-name="P22"><text:span text:style-name="T10">Аэропорт</text:span><text:span text:style-name="T13">. <text:s/>В аэропорт прилетают самолеты, <text:s/>посадка <text:s/>и <text:s/>высадка <text:s/>пассажиров осуществляется через конечное число терминалов. Пассажир может сойти с самолета и покинуть <text:s/>аэропорт, <text:s/>пересесть <text:s/>в <text:s/>другой <text:s/>самолет <text:s/>или <text:s/>остаться <text:s/>в зале <text:s/>ожидания <text:s/>до нужного самолета. <text:s/>Если дата действия билета <text:s/>истекла, <text:s/>пассажир <text:s/>покидает аэропорт.</text:span></text:p>
        </text:list-item>
        <text:list-item>
          <text:p text:style-name="P22"><text:span text:style-name="T10">Автостоянка</text:span><text:span text:style-name="T13">. Доступно несколько машиномест. На одном месте может находиться только один автомобиль. Если все места заняты, то автомобиль не станет ждать больше определенного времени и уедет.</text:span></text:p>
        </text:list-item>
        <text:list-item>
          <text:p text:style-name="P21"><text:span text:style-name="T10">Биржа</text:span><text:span text:style-name="T13">. На торгах брокеры предлагают акции нескольких фирм. На бирже совершаются действия по купле-продаже акций. В зависимости от количества проданных-купленных акций их цена изменяется. Брокеры предлагают к продаже некоторую часть акций. От актвности и роста-падения котировок акций изменяется индекс биржи. Биржа может приостановить торги при резком падении индекса.</text:span></text:p>
        </text:list-item>
        <text:list-item>
          <text:p text:style-name="P23"><text:span text:style-name="T10">Аукцион</text:span><text:span text:style-name="T13">. На торги выставляется несколько лотов. Участники аукциона делают заявки. Заявку можно корректировать в сторону увеличения несколько раз за торги одного лота. Аукцион определяет победителя и переходит к следующему лоту. Участник, не заплативший за лот в заданный промежуток времени, отстраняется на несколько лотов от торгов.</text:span></text:p>
        </text:list-item>
      </text:list>
      <text:p text:style-name="P24"/>
      <text:list xml:id="list173929721139952" text:continue-numbering="true" text:style-name="WW8Num1">
        <text:list-item>
          <text:p text:style-name="P23"><text:span text:style-name="T10">Порт</text:span><text:span text:style-name="T13">. Корабли заходят в порт для разгрузки/загрузки. Работает несколько причалов. У одного причала может стоять один корабль. Корабль может загружаться у причала, разгружаться или выполнять оба действия. Контейнеры перегружаются с корабля на склад порта и наоборот. Число контейнеров не может превышать емкость склада или корабля.</text:span></text:p>
        </text:list-item>
      </text:list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91in" fo:text-indent="-0.2366in" fo:margin-left="0.709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91in" fo:text-indent="-0.2366in" fo:margin-left="0.709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dmin</meta:initial-creator>
    <meta:creation-date>2012-11-18T21:17:00</meta:creation-date>
    <dc:date>2022-11-01T17:39:27.665619235</dc:date>
    <meta:editing-cycles>29</meta:editing-cycles>
    <meta:editing-duration>PT4H55M20S</meta:editing-duration>
    <meta:document-statistic meta:table-count="1" meta:image-count="0" meta:object-count="0" meta:page-count="2" meta:paragraph-count="48" meta:word-count="905" meta:character-count="6819" meta:non-whitespace-character-count="5892"/>
    <meta:generator>LibreOffice/7.3.6.2$Linux_X86_64 LibreOffice_project/30$Build-2</meta:generator>
  </office:meta>
</office:document-meta>
</file>